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f6c2" officeooo:paragraph-rsid="0015f6c2"/>
    </style:style>
    <style:style style:name="P2" style:family="paragraph" style:parent-style-name="Standard">
      <style:text-properties officeooo:rsid="0015f6c2" officeooo:paragraph-rsid="003093d6"/>
    </style:style>
    <style:style style:name="P3" style:family="paragraph" style:parent-style-name="Standard">
      <style:text-properties officeooo:rsid="00163563" officeooo:paragraph-rsid="00163563"/>
    </style:style>
    <style:style style:name="P4" style:family="paragraph" style:parent-style-name="Standard">
      <style:text-properties fo:font-weight="bold" officeooo:rsid="00163563" officeooo:paragraph-rsid="00163563" style:font-weight-asian="bold" style:font-weight-complex="bold"/>
    </style:style>
    <style:style style:name="P5" style:family="paragraph" style:parent-style-name="Standard">
      <style:text-properties fo:font-weight="bold" officeooo:rsid="0015f6c2" officeooo:paragraph-rsid="0015f6c2" style:font-weight-asian="bold" style:font-weight-complex="bold"/>
    </style:style>
    <style:style style:name="P6" style:family="paragraph" style:parent-style-name="Standard">
      <style:text-properties fo:font-weight="bold" officeooo:rsid="003093d6" officeooo:paragraph-rsid="003093d6" style:font-weight-asian="bold" style:font-weight-complex="bold"/>
    </style:style>
    <style:style style:name="P7" style:family="paragraph" style:parent-style-name="Standard">
      <style:text-properties fo:font-weight="bold" officeooo:rsid="003f1c88" officeooo:paragraph-rsid="003f1c8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bold" officeooo:rsid="0015f6c2" officeooo:paragraph-rsid="0015f6c2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Mono" fo:font-weight="bold" officeooo:rsid="002ed4b3" officeooo:paragraph-rsid="0015f6c2" style:font-weight-asian="bold" style:font-weight-complex="bold"/>
    </style:style>
    <style:style style:name="P10" style:family="paragraph" style:parent-style-name="Standard">
      <style:text-properties fo:font-weight="normal" officeooo:rsid="00447f7d" officeooo:paragraph-rsid="00447f7d" style:font-weight-asian="normal" style:font-weight-complex="normal"/>
    </style:style>
    <style:style style:name="P11" style:family="paragraph" style:parent-style-name="Standard">
      <style:text-properties officeooo:rsid="0042c78d" officeooo:paragraph-rsid="0042c78d"/>
    </style:style>
    <style:style style:name="P12" style:family="paragraph" style:parent-style-name="Standard" style:list-style-name="L1">
      <style:text-properties officeooo:rsid="0015f6c2" officeooo:paragraph-rsid="0015f6c2"/>
    </style:style>
    <style:style style:name="P13" style:family="paragraph" style:parent-style-name="Standard" style:list-style-name="L1">
      <style:text-properties officeooo:rsid="0015f6c2" officeooo:paragraph-rsid="001fd313"/>
    </style:style>
    <style:style style:name="P14" style:family="paragraph" style:parent-style-name="Standard" style:list-style-name="L2">
      <style:text-properties officeooo:rsid="0015f6c2" officeooo:paragraph-rsid="0015f6c2"/>
    </style:style>
    <style:style style:name="P15" style:family="paragraph" style:parent-style-name="Standard" style:list-style-name="L5">
      <style:text-properties officeooo:rsid="0015f6c2" officeooo:paragraph-rsid="0015f6c2"/>
    </style:style>
    <style:style style:name="P16" style:family="paragraph" style:parent-style-name="Standard" style:list-style-name="L6">
      <style:text-properties officeooo:rsid="0015f6c2" officeooo:paragraph-rsid="0015f6c2"/>
    </style:style>
    <style:style style:name="P17" style:family="paragraph" style:parent-style-name="Standard" style:list-style-name="L7">
      <style:text-properties officeooo:rsid="0015f6c2" officeooo:paragraph-rsid="0015f6c2"/>
    </style:style>
    <style:style style:name="P18" style:family="paragraph" style:parent-style-name="Standard" style:list-style-name="L12">
      <style:text-properties officeooo:rsid="0015f6c2" officeooo:paragraph-rsid="00258025"/>
    </style:style>
    <style:style style:name="P19" style:family="paragraph" style:parent-style-name="Standard" style:list-style-name="L4">
      <style:text-properties officeooo:rsid="00163563" officeooo:paragraph-rsid="00163563"/>
    </style:style>
    <style:style style:name="P20" style:family="paragraph" style:parent-style-name="Standard" style:list-style-name="L6">
      <style:text-properties officeooo:rsid="00163563" officeooo:paragraph-rsid="00163563"/>
    </style:style>
    <style:style style:name="P21" style:family="paragraph" style:parent-style-name="Standard" style:list-style-name="L8">
      <style:text-properties officeooo:rsid="00163563" officeooo:paragraph-rsid="00163563"/>
    </style:style>
    <style:style style:name="P22" style:family="paragraph" style:parent-style-name="Standard" style:list-style-name="L9">
      <style:text-properties officeooo:rsid="00163563" officeooo:paragraph-rsid="00163563"/>
    </style:style>
    <style:style style:name="P23" style:family="paragraph" style:parent-style-name="Standard" style:list-style-name="L11">
      <style:text-properties officeooo:rsid="00163563" officeooo:paragraph-rsid="00163563"/>
    </style:style>
    <style:style style:name="P24" style:family="paragraph" style:parent-style-name="Standard" style:list-style-name="L3">
      <style:text-properties fo:font-weight="normal" officeooo:rsid="0015f6c2" officeooo:paragraph-rsid="0015f6c2" style:font-weight-asian="normal" style:font-weight-complex="normal"/>
    </style:style>
    <style:style style:name="P25" style:family="paragraph" style:parent-style-name="Standard" style:list-style-name="L12">
      <style:text-properties fo:font-weight="normal" officeooo:rsid="0015f6c2" officeooo:paragraph-rsid="00258025" style:font-weight-asian="normal" style:font-weight-complex="normal"/>
    </style:style>
    <style:style style:name="P26" style:family="paragraph" style:parent-style-name="Standard" style:list-style-name="L12">
      <style:text-properties fo:font-weight="normal" officeooo:rsid="0015f6c2" officeooo:paragraph-rsid="002677cf" style:font-weight-asian="normal" style:font-weight-complex="normal"/>
    </style:style>
    <style:style style:name="P27" style:family="paragraph" style:parent-style-name="Standard" style:list-style-name="L14">
      <style:text-properties fo:font-weight="normal" officeooo:rsid="0015f6c2" officeooo:paragraph-rsid="0015f6c2" style:font-weight-asian="normal" style:font-weight-complex="normal"/>
    </style:style>
    <style:style style:name="P28" style:family="paragraph" style:parent-style-name="Standard" style:list-style-name="L10">
      <style:text-properties fo:font-weight="normal" officeooo:rsid="003f1c88" officeooo:paragraph-rsid="003f1c88" style:font-weight-asian="normal" style:font-weight-complex="normal"/>
    </style:style>
    <style:style style:name="P29" style:family="paragraph" style:parent-style-name="Standard" style:list-style-name="L4">
      <style:text-properties officeooo:rsid="002ed4b3" officeooo:paragraph-rsid="002ed4b3"/>
    </style:style>
    <style:style style:name="P30" style:family="paragraph" style:parent-style-name="Standard" style:list-style-name="L4">
      <style:text-properties officeooo:rsid="003f0707" officeooo:paragraph-rsid="003f0707"/>
    </style:style>
    <style:style style:name="P31" style:family="paragraph" style:parent-style-name="Standard" style:list-style-name="L6">
      <style:text-properties officeooo:rsid="003bf47c" officeooo:paragraph-rsid="003bf47c"/>
    </style:style>
    <style:style style:name="P32" style:family="paragraph" style:parent-style-name="Standard" style:list-style-name="L6">
      <style:text-properties officeooo:rsid="003a726d" officeooo:paragraph-rsid="003a726d"/>
    </style:style>
    <style:style style:name="P33" style:family="paragraph" style:parent-style-name="Standard" style:list-style-name="L11">
      <style:text-properties officeooo:rsid="00320dd1" officeooo:paragraph-rsid="00320dd1"/>
    </style:style>
    <style:style style:name="P34" style:family="paragraph" style:parent-style-name="Standard" style:list-style-name="L2">
      <style:text-properties fo:font-weight="bold" officeooo:rsid="00163563" officeooo:paragraph-rsid="00163563" style:font-weight-asian="bold" style:font-weight-complex="bold"/>
    </style:style>
    <style:style style:name="P35" style:family="paragraph" style:parent-style-name="Text_20_body" style:list-style-name="L13">
      <style:paragraph-properties fo:text-align="start" style:justify-single-word="false"/>
      <style:text-properties fo:font-weight="normal" officeooo:rsid="0015f6c2" officeooo:paragraph-rsid="0015f6c2" style:font-weight-asian="normal" style:font-weight-complex="normal"/>
    </style:style>
    <style:style style:name="P36" style:family="paragraph" style:parent-style-name="Text_20_body" style:list-style-name="L13">
      <style:paragraph-properties fo:margin-top="0cm" fo:margin-bottom="0cm" style:contextual-spacing="false" fo:text-align="start" style:justify-single-word="false"/>
    </style:style>
    <style:style style:name="P37" style:family="paragraph" style:parent-style-name="Text_20_body" style:list-style-name="L13">
      <style:paragraph-properties fo:text-align="start" style:justify-single-word="false"/>
    </style:style>
    <style:style style:name="T1" style:family="text">
      <style:text-properties style:use-window-font-color="true" loext:opacity="0%" fo:font-size="12pt" style:text-underline-style="none" fo:background-color="transparent" loext:char-shading-value="0" style:font-size-asian="12pt" style:font-size-complex="12pt"/>
    </style:style>
    <style:style style:name="T2" style:family="text">
      <style:text-properties style:use-window-font-color="true" loext:opacity="0%" fo:font-size="12pt" style:text-underline-style="none" officeooo:rsid="00320dd1" fo:background-color="transparent" loext:char-shading-value="0" style:font-size-asian="12pt" style:font-size-complex="12pt"/>
    </style:style>
    <style:style style:name="T3" style:family="text">
      <style:text-properties style:use-window-font-color="true" loext:opacity="0%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officeooo:rsid="00377302"/>
    </style:style>
    <style:style style:name="T5" style:family="text">
      <style:text-properties officeooo:rsid="003da2b1"/>
    </style:style>
    <style:style style:name="T6" style:family="text">
      <style:text-properties officeooo:rsid="0041186b"/>
    </style:style>
    <style:style style:name="T7" style:family="text">
      <style:text-properties officeooo:rsid="0042c78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depth C Language</text:p>
      <text:list xml:id="list2846284049" text:style-name="L1">
        <text:list-item>
          <text:p text:style-name="P12">basic operations</text:p>
        </text:list-item>
        <text:list-item>
          <text:p text:style-name="P12">bitwise Operations</text:p>
        </text:list-item>
        <text:list-item>
          <text:p text:style-name="P12">formula based problems</text:p>
        </text:list-item>
        <text:list-item>
          <text:p text:style-name="P12">reccurssion</text:p>
        </text:list-item>
        <text:list-item>
          <text:p text:style-name="P12">String</text:p>
        </text:list-item>
        <text:list-item>
          <text:p text:style-name="P12">array</text:p>
        </text:list-item>
        <text:list-item>
          <text:p text:style-name="P12">pointer (all possibilities)</text:p>
        </text:list-item>
        <text:list-item>
          <text:p text:style-name="P12">Files</text:p>
        </text:list-item>
        <text:list-item>
          <text:p text:style-name="P12">sorting methods</text:p>
        </text:list-item>
        <text:list-item>
          <text:p text:style-name="P13">Memmove...</text:p>
        </text:list-item>
        <text:list-item>
          <text:p text:style-name="P13">make file</text:p>
        </text:list-item>
      </text:list>
      <text:p text:style-name="P1"/>
      <text:p text:style-name="P5">C++ in Depth</text:p>
      <text:list xml:id="list2965377252" text:style-name="L2">
        <text:list-item>
          <text:p text:style-name="P14">OOPS Concepts</text:p>
        </text:list-item>
        <text:list-item>
          <text:p text:style-name="P14">data abstraction</text:p>
        </text:list-item>
        <text:list-item>
          <text:p text:style-name="P14">encapsulation</text:p>
        </text:list-item>
        <text:list-item>
          <text:p text:style-name="P14">polymorphism</text:p>
        </text:list-item>
        <text:list-item>
          <text:p text:style-name="P14">inheritance</text:p>
        </text:list-item>
        <text:list-item>
          <text:p text:style-name="P14">all other concepts</text:p>
        </text:list-item>
        <text:list-item>
          <text:p text:style-name="P34">QT creator</text:p>
        </text:list-item>
      </text:list>
      <text:p text:style-name="P1"/>
      <text:p text:style-name="P5">Assembly Language(use all aplications of C in here)</text:p>
      <text:p text:style-name="P5"/>
      <text:p text:style-name="P5">Rust Language</text:p>
      <text:p text:style-name="P10">for ESP32, </text:p>
      <text:p text:style-name="P5">Python Language <text:span text:style-name="T7">(micropython)</text:span></text:p>
      <text:p text:style-name="P11">for ESP32, </text:p>
      <text:p text:style-name="P5">Data Strucutre and Algorithm</text:p>
      <text:list xml:id="list4204173820" text:style-name="L3">
        <text:list-item>
          <text:p text:style-name="P24">Linklist</text:p>
        </text:list-item>
        <text:list-item>
          <text:p text:style-name="P24">Stack </text:p>
        </text:list-item>
        <text:list-item>
          <text:p text:style-name="P24">Que</text:p>
        </text:list-item>
        <text:list-item>
          <text:p text:style-name="P24">Tree </text:p>
        </text:list-item>
        <text:list-item>
          <text:p text:style-name="P24">Graph</text:p>
        </text:list-item>
        <text:list-item>
          <text:p text:style-name="P24">Hashmap</text:p>
        </text:list-item>
        <text:list-item>
          <text:p text:style-name="P24">Sorting</text:p>
        </text:list-item>
      </text:list>
      <text:p text:style-name="P5"/>
      <text:p text:style-name="P5">Linux Internals</text:p>
      <text:list xml:id="list2482693394" text:style-name="L4">
        <text:list-item>
          <text:p text:style-name="P29">Libraries</text:p>
        </text:list-item>
        <text:list-item>
          <text:p text:style-name="P29">OS</text:p>
        </text:list-item>
        <text:list-item>
          <text:p text:style-name="P29">Process Maanagement</text:p>
        </text:list-item>
        <text:list-item>
          <text:p text:style-name="P29">Signal Management</text:p>
        </text:list-item>
        <text:list-item>
          <text:p text:style-name="P29">Process resource management</text:p>
        </text:list-item>
        <text:list-item>
          <text:p text:style-name="P29">File Management</text:p>
        </text:list-item>
        <text:list-item>
          <text:p text:style-name="P19">Concurency</text:p>
        </text:list-item>
        <text:list-item>
          <text:p text:style-name="P19">IPC</text:p>
        </text:list-item>
        <text:list-item>
          <text:p text:style-name="P29">Thread Management</text:p>
        </text:list-item>
        <text:list-item>
          <text:p text:style-name="P30">shared memory</text:p>
        </text:list-item>
        <text:list-item>
          <text:p text:style-name="P29">Memory Management</text:p>
        </text:list-item>
      </text:list>
      <text:p text:style-name="P1"/>
      <text:p text:style-name="P1"/>
      <text:p text:style-name="P1"/>
      <text:p text:style-name="P5"><text:soft-page-break/>Bash <text:s/>Shell Scripting</text:p>
      <text:list xml:id="list3974983970" text:style-name="L5">
        <text:list-item>
          <text:p text:style-name="P15">Linux Commands</text:p>
        </text:list-item>
        <text:list-item>
          <text:p text:style-name="P15">Functions ...</text:p>
          <text:p text:style-name="P15"/>
        </text:list-item>
      </text:list>
      <text:p text:style-name="P5">AWK Programming</text:p>
      <text:p text:style-name="P5"/>
      <text:p text:style-name="P6">RTOS</text:p>
      <text:p text:style-name="P6"/>
      <text:p text:style-name="P6">IOT Concept</text:p>
      <text:p text:style-name="P2"/>
      <text:p text:style-name="P9">Protocols </text:p>
      <text:list xml:id="list1978894835" text:style-name="L6">
        <text:list-item>
          <text:p text:style-name="P16">LED</text:p>
        </text:list-item>
        <text:list-item>
          <text:p text:style-name="P16">7 SEGMENT</text:p>
        </text:list-item>
        <text:list-item>
          <text:p text:style-name="P16">LCD</text:p>
        </text:list-item>
        <text:list-item>
          <text:p text:style-name="P16">KEYPAD</text:p>
        </text:list-item>
        <text:list-item>
          <text:p text:style-name="P16">SWITCHES</text:p>
        </text:list-item>
        <text:list-item>
          <text:p text:style-name="P16">INTERFACING</text:p>
        </text:list-item>
        <text:list-item>
          <text:p text:style-name="P16">INTERRUPT</text:p>
        </text:list-item>
        <text:list-item>
          <text:p text:style-name="P20">ADC</text:p>
        </text:list-item>
        <text:list-item>
          <text:p text:style-name="P20">PWM</text:p>
        </text:list-item>
        <text:list-item>
          <text:p text:style-name="P20">WATCH DOG TIMMER</text:p>
        </text:list-item>
        <text:list-item>
          <text:p text:style-name="P16">UART/<text:span text:style-name="T5">USART</text:span></text:p>
        </text:list-item>
        <text:list-item>
          <text:p text:style-name="P16">I2C</text:p>
        </text:list-item>
        <text:list-item>
          <text:p text:style-name="P31">I3C</text:p>
        </text:list-item>
        <text:list-item>
          <text:p text:style-name="P16">SPI</text:p>
        </text:list-item>
        <text:list-item>
          <text:p text:style-name="P16">MODBUS</text:p>
        </text:list-item>
        <text:list-item>
          <text:p text:style-name="P16">CAN</text:p>
        </text:list-item>
        <text:list-item>
          <text:p text:style-name="P32">UDS</text:p>
        </text:list-item>
        <text:list-item>
          <text:p text:style-name="P31">ETHERNET</text:p>
        </text:list-item>
        <text:list-item>
          <text:p text:style-name="P16">BLUETOOTH</text:p>
        </text:list-item>
        <text:list-item>
          <text:p text:style-name="P16">WIFI</text:p>
        </text:list-item>
        <text:list-item>
          <text:p text:style-name="P16">ZEEGBEE</text:p>
        </text:list-item>
        <text:list-item>
          <text:p text:style-name="P16">LORA</text:p>
        </text:list-item>
      </text:list>
      <text:p text:style-name="P1"/>
      <text:p text:style-name="P5">Network Protocols</text:p>
      <text:list xml:id="list2848559341" text:style-name="L7">
        <text:list-item>
          <text:p text:style-name="P17">TCP/IP</text:p>
        </text:list-item>
        <text:list-item>
          <text:p text:style-name="P17">UDP</text:p>
        </text:list-item>
        <text:list-item>
          <text:p text:style-name="P17">H<text:span text:style-name="T6">TTP</text:span></text:p>
        </text:list-item>
      </text:list>
      <text:p text:style-name="P1"/>
      <text:p text:style-name="P4">Microprocessor Architechures Designs</text:p>
      <text:list xml:id="list926404868" text:style-name="L8">
        <text:list-item>
          <text:p text:style-name="P21">CISC (X86<text:span text:style-name="T4">)</text:span></text:p>
        </text:list-item>
        <text:list-item>
          <text:p text:style-name="P21">RISC <text:s/></text:p>
        </text:list-item>
        <text:list-item>
          <text:p text:style-name="P21">RISCV </text:p>
        </text:list-item>
      </text:list>
      <text:p text:style-name="P1"/>
      <text:p text:style-name="P4">Compilers</text:p>
      <text:list xml:id="list2416572739" text:style-name="L9">
        <text:list-item>
          <text:p text:style-name="P22">GCC </text:p>
        </text:list-item>
        <text:list-item>
          <text:p text:style-name="P22">Uvision 5</text:p>
        </text:list-item>
        <text:list-item>
          <text:p text:style-name="P22">Moun river Community version</text:p>
        </text:list-item>
        <text:list-item>
          <text:p text:style-name="P22">PIC IDE</text:p>
        </text:list-item>
        <text:list-item>
          <text:p text:style-name="P22">Platform IO</text:p>
        </text:list-item>
        <text:list-item>
          <text:p text:style-name="P22">Beetle</text:p>
        </text:list-item>
        <text:list-item>
          <text:p text:style-name="P22">Arduino IDE</text:p>
        </text:list-item>
      </text:list>
      <text:p text:style-name="P3"><text:soft-page-break/></text:p>
      <text:p text:style-name="P7">PCB Design </text:p>
      <text:list xml:id="list4196428272" text:style-name="L10">
        <text:list-item>
          <text:p text:style-name="P28">proteus</text:p>
        </text:list-item>
      </text:list>
      <text:p text:style-name="P3"/>
      <text:p text:style-name="P4">Microcontrollers</text:p>
      <text:list xml:id="list3650094946" text:style-name="L11">
        <text:list-item>
          <text:p text:style-name="P23">LPC2148</text:p>
        </text:list-item>
        <text:list-item>
          <text:p text:style-name="P23">8051</text:p>
        </text:list-item>
        <text:list-item>
          <text:p text:style-name="P23">AVR Atmega 16</text:p>
        </text:list-item>
        <text:list-item>
          <text:p text:style-name="P23">PIC 16</text:p>
        </text:list-item>
        <text:list-item>
          <text:p text:style-name="P23">ESP 32-C6</text:p>
        </text:list-item>
        <text:list-item>
          <text:p text:style-name="P23">VSD Squadron CH32V003</text:p>
        </text:list-item>
        <text:list-item>
          <text:p text:style-name="P33">STM 32</text:p>
        </text:list-item>
      </text:list>
      <text:p text:style-name="P4">Sensors</text:p>
      <text:list xml:id="list211937288" text:style-name="L12">
        <text:list-item>
          <text:p text:style-name="P18">Motor Controller</text:p>
        </text:list-item>
        <text:list-item>
          <text:p text:style-name="P18">LDR</text:p>
        </text:list-item>
        <text:list-item>
          <text:p text:style-name="P18">RELAY</text:p>
        </text:list-item>
        <text:list-item>
          <text:p text:style-name="P18">IR Sensor</text:p>
        </text:list-item>
        <text:list-item>
          <text:p text:style-name="P25">LM35</text:p>
        </text:list-item>
        <text:list-item>
          <text:p text:style-name="P25">GSM </text:p>
        </text:list-item>
        <text:list-item>
          <text:p text:style-name="P25">Humidity Sensor</text:p>
        </text:list-item>
        <text:list-item>
          <text:p text:style-name="P26">Real time clock </text:p>
        </text:list-item>
        <text:list-item>
          <text:p text:style-name="P26"><text:s/>Joystick </text:p>
        </text:list-item>
        <text:list-item>
          <text:p text:style-name="P26"><text:s/>Tracking</text:p>
        </text:list-item>
        <text:list-item>
          <text:p text:style-name="P26"><text:s/>Avoidance </text:p>
        </text:list-item>
        <text:list-item>
          <text:p text:style-name="P26"><text:s/>Water sensor </text:p>
        </text:list-item>
        <text:list-item>
          <text:p text:style-name="P26"><text:s/>Flame sensor</text:p>
        </text:list-item>
        <text:list-item>
          <text:p text:style-name="P26"><text:s/>Linear hall </text:p>
        </text:list-item>
        <text:list-item>
          <text:p text:style-name="P26"><text:s/>Touch sensor</text:p>
        </text:list-item>
        <text:list-item>
          <text:p text:style-name="P26"><text:s/>Digital temperature</text:p>
        </text:list-item>
        <text:list-item>
          <text:p text:style-name="P26"><text:s/>rgb</text:p>
        </text:list-item>
        <text:list-item>
          <text:p text:style-name="P26"><text:s/>Ultrasonic sensor</text:p>
        </text:list-item>
        <text:list-item>
          <text:p text:style-name="P26"><text:s/>Mpu 605022 Heartbeat</text:p>
        </text:list-item>
        <text:list-item>
          <text:p text:style-name="P26"><text:s/>7 Color led24 Mp1584en</text:p>
        </text:list-item>
        <text:list-item>
          <text:p text:style-name="P26"><text:s/>Shock sensor</text:p>
        </text:list-item>
        <text:list-item>
          <text:p text:style-name="P26"><text:s/>Rotatory encoder </text:p>
        </text:list-item>
        <text:list-item>
          <text:p text:style-name="P26"><text:s/>Light cup</text:p>
        </text:list-item>
        <text:list-item>
          <text:p text:style-name="P26"><text:s/>Photo resistor</text:p>
        </text:list-item>
        <text:list-item>
          <text:p text:style-name="P26"><text:s/>Gas sensor</text:p>
        </text:list-item>
        <text:list-item>
          <text:p text:style-name="P26">Analog hall </text:p>
        </text:list-item>
        <text:list-item>
          <text:p text:style-name="P26">Magnetic hall</text:p>
        </text:list-item>
        <text:list-item>
          <text:p text:style-name="P26"><text:s/>Temp 18b20 </text:p>
        </text:list-item>
        <text:list-item>
          <text:p text:style-name="P26"><text:s/>Analog temp</text:p>
        </text:list-item>
        <text:list-item>
          <text:p text:style-name="P26"><text:s/>Light blocking</text:p>
        </text:list-item>
        <text:list-item>
          <text:p text:style-name="P26">Sd card reader</text:p>
        </text:list-item>
        <text:list-item>
          <text:p text:style-name="P26"><text:s/>Temp and humidity</text:p>
        </text:list-item>
        <text:list-item>
          <text:p text:style-name="P26"><text:s/>Laser emitter</text:p>
        </text:list-item>
        <text:list-item>
          <text:p text:style-name="P26">Smd rgb </text:p>
        </text:list-item>
        <text:list-item>
          <text:p text:style-name="P26">Soil moisture sensor</text:p>
        </text:list-item>
        <text:list-item>
          <text:p text:style-name="P26"><text:s/>Tap module</text:p>
        </text:list-item>
        <text:list-item>
          <text:p text:style-name="P26">Breadboard power supply.</text:p>
        </text:list-item>
        <text:list-item>
          <text:p text:style-name="P26">LED MATRIX</text:p>
        </text:list-item>
        <text:list-item>
          <text:p text:style-name="P26">IR Card Reader</text:p>
        </text:list-item>
      </text:list>
      <text:p text:style-name="P3"><text:soft-page-break/></text:p>
      <text:p text:style-name="P3"/>
      <text:p text:style-name="P3"/>
      <text:p text:style-name="P8">Aptittude</text:p>
      <text:list xml:id="list1725492048" text:style-name="L13">
        <text:list-item>
          <text:p text:style-name="P35"><text:a xlink:type="simple" xlink:href="https://www.javatpoint.com/aptitude/quantitative#average" text:style-name="Internet_20_link" text:visited-style-name="Visited_20_Internet_20_Link"><text:span text:style-name="T1">Aver</text:span></text:a><text:span text:style-name="T2">age</text:span></text:p>
        </text:list-item>
        <text:list-item>
          <text:p text:style-name="P36"><text:a xlink:type="simple" xlink:href="https://www.javatpoint.com/aptitude/quantitative#number" text:style-name="Internet_20_link" text:visited-style-name="Visited_20_Internet_20_Link"><text:span text:style-name="T1">Number</text:span></text:a><text:span text:style-name="T3"> </text:span></text:p>
        </text:list-item>
        <text:list-item>
          <text:p text:style-name="P36"><text:a xlink:type="simple" xlink:href="https://www.javatpoint.com/aptitude/quantitative#compound-interest" text:style-name="Internet_20_link" text:visited-style-name="Visited_20_Internet_20_Link"><text:span text:style-name="T1">Compound Interest</text:span></text:a><text:span text:style-name="T3"> </text:span></text:p>
        </text:list-item>
        <text:list-item>
          <text:p text:style-name="P36"><text:a xlink:type="simple" xlink:href="https://www.javatpoint.com/aptitude/quantitative#partnership" text:style-name="Internet_20_link" text:visited-style-name="Visited_20_Internet_20_Link"><text:span text:style-name="T1">Partnership</text:span></text:a><text:span text:style-name="T3"> </text:span></text:p>
        </text:list-item>
        <text:list-item>
          <text:p text:style-name="P36"><text:a xlink:type="simple" xlink:href="https://www.javatpoint.com/aptitude/quantitative#ages" text:style-name="Internet_20_link" text:visited-style-name="Visited_20_Internet_20_Link"><text:span text:style-name="T1">Problem on Ages</text:span></text:a><text:span text:style-name="T3"> </text:span></text:p>
        </text:list-item>
        <text:list-item>
          <text:p text:style-name="P36"><text:a xlink:type="simple" xlink:href="https://www.javatpoint.com/aptitude/quantitative#calendar" text:style-name="Internet_20_link" text:visited-style-name="Visited_20_Internet_20_Link"><text:span text:style-name="T1">Calendar</text:span></text:a><text:span text:style-name="T3"> </text:span></text:p>
        </text:list-item>
        <text:list-item>
          <text:p text:style-name="P36"><text:a xlink:type="simple" xlink:href="https://www.javatpoint.com/aptitude/quantitative#boats-and-streams" text:style-name="Internet_20_link" text:visited-style-name="Visited_20_Internet_20_Link"><text:span text:style-name="T1">Boats and Streams</text:span></text:a><text:span text:style-name="T3"> </text:span></text:p>
        </text:list-item>
        <text:list-item>
          <text:p text:style-name="P36"><text:a xlink:type="simple" xlink:href="https://www.javatpoint.com/aptitude/quantitative#clocks" text:style-name="Internet_20_link" text:visited-style-name="Visited_20_Internet_20_Link"><text:span text:style-name="T1">Clocks</text:span></text:a><text:span text:style-name="T3"> </text:span></text:p>
        </text:list-item>
        <text:list-item>
          <text:p text:style-name="P36"><text:a xlink:type="simple" xlink:href="https://www.javatpoint.com/aptitude/quantitative#height-and-distance" text:style-name="Internet_20_link" text:visited-style-name="Visited_20_Internet_20_Link"><text:span text:style-name="T1">Height and Distance</text:span></text:a><text:span text:style-name="T3"> </text:span></text:p>
        </text:list-item>
        <text:list-item>
          <text:p text:style-name="P36"><text:a xlink:type="simple" xlink:href="https://www.javatpoint.com/aptitude/quantitative#percentage" text:style-name="Internet_20_link" text:visited-style-name="Visited_20_Internet_20_Link"><text:span text:style-name="T1">Percentage</text:span></text:a><text:span text:style-name="T3"> </text:span></text:p>
        </text:list-item>
        <text:list-item>
          <text:p text:style-name="P36"><text:a xlink:type="simple" xlink:href="https://www.javatpoint.com/aptitude/quantitative#pipes-and-cisterns" text:style-name="Internet_20_link" text:visited-style-name="Visited_20_Internet_20_Link"><text:span text:style-name="T1">Pipes and Cisterns</text:span></text:a><text:span text:style-name="T3"> </text:span></text:p>
        </text:list-item>
        <text:list-item>
          <text:p text:style-name="P37"><text:a xlink:type="simple" xlink:href="https://www.javatpoint.com/aptitude/quantitative#profit-and-loss" text:style-name="Internet_20_link" text:visited-style-name="Visited_20_Internet_20_Link"><text:span text:style-name="T1">Profit and Loss</text:span></text:a><text:span text:style-name="T3"> </text:span></text:p>
        </text:list-item>
        <text:list-item>
          <text:p text:style-name="P36"><text:a xlink:type="simple" xlink:href="https://www.javatpoint.com/aptitude/quantitative#speed-and-distance" text:style-name="Internet_20_link" text:visited-style-name="Visited_20_Internet_20_Link"><text:span text:style-name="T1">Speed and Distance</text:span></text:a><text:span text:style-name="T3"> </text:span></text:p>
        </text:list-item>
        <text:list-item>
          <text:p text:style-name="P36"><text:a xlink:type="simple" xlink:href="https://www.javatpoint.com/aptitude/quantitative#simple-interest" text:style-name="Internet_20_link" text:visited-style-name="Visited_20_Internet_20_Link"><text:span text:style-name="T1">Simple Interest</text:span></text:a><text:span text:style-name="T3"> </text:span></text:p>
        </text:list-item>
        <text:list-item>
          <text:p text:style-name="P36"><text:a xlink:type="simple" xlink:href="https://www.javatpoint.com/aptitude/quantitative#trains" text:style-name="Internet_20_link" text:visited-style-name="Visited_20_Internet_20_Link"><text:span text:style-name="T1">Problem on Trains</text:span></text:a><text:span text:style-name="T3"> </text:span></text:p>
        </text:list-item>
        <text:list-item>
          <text:p text:style-name="P36"><text:a xlink:type="simple" xlink:href="https://www.javatpoint.com/aptitude/quantitative#time-and-work" text:style-name="Internet_20_link" text:visited-style-name="Visited_20_Internet_20_Link"><text:span text:style-name="T1">Time and Work</text:span></text:a><text:span text:style-name="T3"> </text:span></text:p>
        </text:list-item>
        <text:list-item>
          <text:p text:style-name="P36"><text:a xlink:type="simple" xlink:href="https://www.javatpoint.com/aptitude/quantitative#alligation-and-mixture" text:style-name="Internet_20_link" text:visited-style-name="Visited_20_Internet_20_Link"><text:span text:style-name="T1">Alligation and Mixture</text:span></text:a><text:span text:style-name="T3"> </text:span></text:p>
        </text:list-item>
        <text:list-item>
          <text:p text:style-name="P36"><text:a xlink:type="simple" xlink:href="https://www.javatpoint.com/aptitude/quantitative#surds-and-indices" text:style-name="Internet_20_link" text:visited-style-name="Visited_20_Internet_20_Link"><text:span text:style-name="T1">Surds and Indices</text:span></text:a><text:span text:style-name="T3"> </text:span></text:p>
        </text:list-item>
        <text:list-item>
          <text:p text:style-name="P36"><text:a xlink:type="simple" xlink:href="https://www.javatpoint.com/aptitude/quantitative#hcf-and-lcm" text:style-name="Internet_20_link" text:visited-style-name="Visited_20_Internet_20_Link"><text:span text:style-name="T1">HCF and LCM</text:span></text:a><text:span text:style-name="T3"> </text:span></text:p>
        </text:list-item>
        <text:list-item>
          <text:p text:style-name="P36"><text:a xlink:type="simple" xlink:href="https://www.javatpoint.com/aptitude/quantitative#area" text:style-name="Internet_20_link" text:visited-style-name="Visited_20_Internet_20_Link"><text:span text:style-name="T1">Area</text:span></text:a><text:span text:style-name="T3"> </text:span></text:p>
        </text:list-item>
        <text:list-item>
          <text:p text:style-name="P36"><text:a xlink:type="simple" xlink:href="https://www.javatpoint.com/aptitude/quantitative#ratio-and-proportion" text:style-name="Internet_20_link" text:visited-style-name="Visited_20_Internet_20_Link"><text:span text:style-name="T1">Ratio and Proportion</text:span></text:a><text:span text:style-name="T3"> </text:span></text:p>
        </text:list-item>
        <text:list-item>
          <text:p text:style-name="P36"><text:a xlink:type="simple" xlink:href="https://www.javatpoint.com/aptitude/quantitative#races-and-games" text:style-name="Internet_20_link" text:visited-style-name="Visited_20_Internet_20_Link"><text:span text:style-name="T1">Races and Games</text:span></text:a><text:span text:style-name="T3"> </text:span></text:p>
        </text:list-item>
        <text:list-item>
          <text:p text:style-name="P36"><text:a xlink:type="simple" xlink:href="https://www.javatpoint.com/aptitude/quantitative#probability" text:style-name="Internet_20_link" text:visited-style-name="Visited_20_Internet_20_Link"><text:span text:style-name="T1">Probability</text:span></text:a><text:span text:style-name="T3"> </text:span></text:p>
        </text:list-item>
        <text:list-item>
          <text:p text:style-name="P37"><text:a xlink:type="simple" xlink:href="https://www.javatpoint.com/aptitude/quantitative#volume-and-surface-area" text:style-name="Internet_20_link" text:visited-style-name="Visited_20_Internet_20_Link"><text:span text:style-name="T1">Volume and Surface Area</text:span></text:a><text:span text:style-name="T3"> </text:span></text:p>
        </text:list-item>
        <text:list-item>
          <text:p text:style-name="P36"><text:a xlink:type="simple" xlink:href="https://www.javatpoint.com/aptitude/quantitative#decimal-fraction" text:style-name="Internet_20_link" text:visited-style-name="Visited_20_Internet_20_Link"><text:span text:style-name="T1">Decimal Fraction</text:span></text:a><text:span text:style-name="T3"> </text:span></text:p>
        </text:list-item>
        <text:list-item>
          <text:p text:style-name="P36"><text:a xlink:type="simple" xlink:href="https://www.javatpoint.com/aptitude/quantitative#simplification" text:style-name="Internet_20_link" text:visited-style-name="Visited_20_Internet_20_Link"><text:span text:style-name="T1">Simplification</text:span></text:a><text:span text:style-name="T3"> </text:span></text:p>
        </text:list-item>
        <text:list-item>
          <text:p text:style-name="P36"><text:a xlink:type="simple" xlink:href="https://www.javatpoint.com/aptitude/quantitative#stocks-and-shares" text:style-name="Internet_20_link" text:visited-style-name="Visited_20_Internet_20_Link"><text:span text:style-name="T1">Stocks and Shares</text:span></text:a><text:span text:style-name="T3"> </text:span></text:p>
        </text:list-item>
        <text:list-item>
          <text:p text:style-name="P36"><text:a xlink:type="simple" xlink:href="https://www.javatpoint.com/aptitude/quantitative#chain-rule" text:style-name="Internet_20_link" text:visited-style-name="Visited_20_Internet_20_Link"><text:span text:style-name="T1">Chain Rule</text:span></text:a><text:span text:style-name="T3"> </text:span></text:p>
        </text:list-item>
        <text:list-item>
          <text:p text:style-name="P36"><text:a xlink:type="simple" xlink:href="https://www.javatpoint.com/aptitude/quantitative#true-discount-and-banker-discount" text:style-name="Internet_20_link" text:visited-style-name="Visited_20_Internet_20_Link"><text:span text:style-name="T1">True and Banker's Discount</text:span></text:a><text:span text:style-name="T3"> </text:span></text:p>
        </text:list-item>
        <text:list-item>
          <text:p text:style-name="P36"><text:a xlink:type="simple" xlink:href="https://www.javatpoint.com/aptitude/quantitative#logarithm" text:style-name="Internet_20_link" text:visited-style-name="Visited_20_Internet_20_Link"><text:span text:style-name="T1">Logarithm</text:span></text:a><text:span text:style-name="T3"> </text:span></text:p>
        </text:list-item>
        <text:list-item>
          <text:p text:style-name="P36"><text:a xlink:type="simple" xlink:href="https://www.javatpoint.com/aptitude/quantitative#square-roots-and-cube-roots" text:style-name="Internet_20_link" text:visited-style-name="Visited_20_Internet_20_Link"><text:span text:style-name="T1">Square Roots and Cube Roots</text:span></text:a><text:span text:style-name="T3"> </text:span></text:p>
        </text:list-item>
        <text:list-item>
          <text:p text:style-name="P36"><text:a xlink:type="simple" xlink:href="https://www.javatpoint.com/aptitude/quantitative#problems-on-numbers" text:style-name="Internet_20_link" text:visited-style-name="Visited_20_Internet_20_Link"><text:span text:style-name="T1">Problem on Numbers</text:span></text:a><text:span text:style-name="T3"> </text:span></text:p>
        </text:list-item>
        <text:list-item>
          <text:p text:style-name="P36"><text:a xlink:type="simple" xlink:href="https://www.javatpoint.com/aptitude/quantitative#odd-man-out-and-series" text:style-name="Internet_20_link" text:visited-style-name="Visited_20_Internet_20_Link"><text:span text:style-name="T1">Odd Man Out and Series</text:span></text:a><text:span text:style-name="T3"> </text:span></text:p>
        </text:list-item>
        <text:list-item>
          <text:p text:style-name="P36"><text:a xlink:type="simple" xlink:href="https://www.javatpoint.com/aptitude/quantitative#algebraic-expressions" text:style-name="Internet_20_link" text:visited-style-name="Visited_20_Internet_20_Link"><text:span text:style-name="T1">Algebraic Expressions</text:span></text:a><text:span text:style-name="T3"> </text:span></text:p>
        </text:list-item>
        <text:list-item>
          <text:p text:style-name="P37"><text:a xlink:type="simple" xlink:href="https://www.javatpoint.com/aptitude/quantitative#permutation-and-combination" text:style-name="Internet_20_link" text:visited-style-name="Visited_20_Internet_20_Link"><text:span text:style-name="T1">Permutation &amp; Combination</text:span></text:a><text:span text:style-name="T3"> </text:span></text:p>
        </text:list-item>
      </text:list>
      <text:p text:style-name="P5">Other Subjects</text:p>
      <text:list xml:id="list1309885637" text:style-name="L14">
        <text:list-item>
          <text:p text:style-name="P27">Digital Electronics</text:p>
        </text:list-item>
        <text:list-item>
          <text:p text:style-name="P27">Network Anaysis</text:p>
        </text:list-item>
        <text:list-item>
          <text:p text:style-name="P27">Analog Electronics</text:p>
        </text:list-item>
        <text:list-item>
          <text:p text:style-name="P27">EMF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08:49:01.008773092</meta:creation-date>
    <meta:generator>LibreOffice/7.3.7.2$Linux_X86_64 LibreOffice_project/30$Build-2</meta:generator>
    <dc:date>2024-08-01T12:47:36.910903976</dc:date>
    <meta:editing-duration>PT1H15M15S</meta:editing-duration>
    <meta:editing-cycles>18</meta:editing-cycles>
    <meta:document-statistic meta:table-count="0" meta:image-count="0" meta:object-count="0" meta:page-count="4" meta:paragraph-count="181" meta:word-count="504" meta:character-count="2665" meta:non-whitespace-character-count="2423"/>
  </office:meta>
</office:document-meta>
</file>